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5.4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582cm"/>
    </style:style>
    <style:style style:name="co12" style:family="table-column">
      <style:table-column-properties fo:break-before="auto" style:column-width="0.494cm"/>
    </style:style>
    <style:style style:name="co13" style:family="table-column">
      <style:table-column-properties fo:break-before="auto" style:column-width="1.974cm"/>
    </style:style>
    <style:style style:name="co14" style:family="table-column">
      <style:table-column-properties fo:break-before="auto" style:column-width="3.53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808cm"/>
    </style:style>
    <style:style style:name="co17" style:family="table-column">
      <style:table-column-properties fo:break-before="auto" style:column-width="1.18cm"/>
    </style:style>
    <style:style style:name="co18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000"/>
    </style:style>
    <style:style style:name="ce24" style:family="table-cell" style:parent-style-name="Default">
      <style:table-cell-properties fo:background-color="#faa61a"/>
    </style:style>
    <style:style style:name="ce25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aa61a"/>
      <style:text-properties fo:color="#ce181e"/>
    </style:style>
    <style:style style:name="ce30" style:family="table-cell" style:parent-style-name="Default">
      <style:table-cell-properties fo:background-color="#faa61a"/>
      <style:text-properties fo:color="#ed1c24"/>
    </style:style>
    <style:style style:name="ce31" style:family="table-cell" style:parent-style-name="Default">
      <style:text-properties style:text-line-through-style="solid" style:text-line-through-type="single"/>
    </style:style>
    <style:style style:name="ce32" style:family="table-cell" style:parent-style-name="Default">
      <style:table-cell-properties fo:background-color="#faa61a"/>
      <style:text-properties style:use-window-font-color="true" style:text-line-through-style="solid" style:text-line-through-type="singl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aa61a" style:text-align-source="fix" style:repeat-content="false"/>
      <style:paragraph-properties fo:text-align="start" fo:margin-left="0cm"/>
      <style:text-properties fo:color="#ce181e"/>
    </style:style>
    <style:style style:name="ce37" style:family="table-cell" style:parent-style-name="Default">
      <style:table-cell-properties fo:background-color="#faa61a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faa61a" style:text-align-source="fix" style:repeat-content="false"/>
      <style:paragraph-properties fo:text-align="start" fo:margin-left="0cm"/>
      <style:text-properties fo:color="#ed1c24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ce181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fo:background-color="#fff200"/>
      <style:text-properties fo:color="#ce181e"/>
    </style:style>
    <style:style style:name="ce42" style:family="table-cell" style:parent-style-name="Default">
      <style:table-cell-properties fo:background-color="#fff200"/>
      <style:text-properties fo:color="#ed1c24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formula="of:=COUNTIF([.$B$2:.$B$104];[.B2]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1" table:formula="of:=[.D2]&amp;[.E2]" office:value-type="string" office:string-value="clients" calcext:value-type="string">
            <text:p>clients</text:p>
          </table:table-cell>
          <table:table-cell office:value-type="string" calcext:value-type="string">
            <text:p>clients</text:p>
          </table:table-cell>
          <table:table-cell/>
          <table:table-cell office:value-type="string" calcext:value-type="string">
            <text:p>Clientes</text:p>
          </table:table-cell>
          <table:table-cell/>
          <table:table-cell table:formula="of:=[.B2]&amp;[.H$1]" office:value-type="string" office:string-value="cidx" calcext:value-type="string">
            <text:p>cidx</text:p>
          </table:table-cell>
          <table:table-cell table:formula="of:=[.B2]&amp;[.I$1]" office:value-type="string" office:string-value="cname" calcext:value-type="string">
            <text:p>cname</text:p>
          </table:table-cell>
          <table:table-cell table:formula="of:=&quot;`&quot;&amp;[.C2]&amp;&quot;` ( `&quot;&amp;[.H2]&amp;&quot;` )&quot;" office:value-type="string" office:string-value="`clients` ( `cidx` )" calcext:value-type="string">
            <text:p>`clients` ( `cidx` )</text:p>
          </table:table-cell>
        </table:table-row>
        <table:table-row table:style-name="ro1">
          <table:table-cell table:formula="of:=COUNTIF([.$B$2:.$B$104];[.B3])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1" table:formula="of:=[.D3]&amp;[.E3]" office:value-type="string" office:string-value="vendors" calcext:value-type="string">
            <text:p>vendors</text:p>
          </table:table-cell>
          <table:table-cell table:style-name="ce3" office:value-type="string" calcext:value-type="string">
            <text:p>vendors</text:p>
          </table:table-cell>
          <table:table-cell/>
          <table:table-cell table:style-name="ce3" office:value-type="string" calcext:value-type="string">
            <text:p>Proveedores</text:p>
          </table:table-cell>
          <table:table-cell/>
          <table:table-cell table:formula="of:=[.B3]&amp;[.H$1]" office:value-type="string" office:string-value="vidx" calcext:value-type="string">
            <text:p>vidx</text:p>
          </table:table-cell>
          <table:table-cell table:formula="of:=[.B3]&amp;[.I$1]" office:value-type="string" office:string-value="vname" calcext:value-type="string">
            <text:p>vname</text:p>
          </table:table-cell>
          <table:table-cell table:formula="of:=&quot;`&quot;&amp;[.C3]&amp;&quot;` ( `&quot;&amp;[.H3]&amp;&quot;` )&quot;" office:value-type="string" office:string-value="`vendors` ( `vidx` )" calcext:value-type="string">
            <text:p>`vendors` ( `vidx` )</text:p>
          </table:table-cell>
        </table:table-row>
        <table:table-row table:style-name="ro1">
          <table:table-cell table:formula="of:=COUNTIF([.$B$2:.$B$104];[.B4])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1" table:formula="of:=[.D4]&amp;[.E4]" office:value-type="string" office:string-value="supplies" calcext:value-type="string">
            <text:p>supplies</text:p>
          </table:table-cell>
          <table:table-cell table:style-name="ce3" office:value-type="string" calcext:value-type="string">
            <text:p>supplies</text:p>
          </table:table-cell>
          <table:table-cell/>
          <table:table-cell table:style-name="ce3" office:value-type="string" calcext:value-type="string">
            <text:p>Insumos</text:p>
          </table:table-cell>
          <table:table-cell/>
          <table:table-cell table:formula="of:=[.B4]&amp;[.H$1]" office:value-type="string" office:string-value="sidx" calcext:value-type="string">
            <text:p>sidx</text:p>
          </table:table-cell>
          <table:table-cell table:formula="of:=[.B4]&amp;[.I$1]" office:value-type="string" office:string-value="sname" calcext:value-type="string">
            <text:p>sname</text:p>
          </table:table-cell>
          <table:table-cell table:formula="of:=&quot;`&quot;&amp;[.C4]&amp;&quot;` ( `&quot;&amp;[.H4]&amp;&quot;` )&quot;" office:value-type="string" office:string-value="`supplies` ( `sidx` )" calcext:value-type="string">
            <text:p>`supplies` ( `sidx` )</text:p>
          </table:table-cell>
        </table:table-row>
        <table:table-row table:style-name="ro1">
          <table:table-cell table:formula="of:=COUNTIF([.$B$2:.$B$104];[.B5])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1" table:formula="of:=[.D5]&amp;[.E5]" office:value-type="string" office:string-value="suppcls" calcext:value-type="string">
            <text:p>suppcls</text:p>
          </table:table-cell>
          <table:table-cell table:style-name="ce3" office:value-type="string" calcext:value-type="string">
            <text:p>supp</text:p>
          </table:table-cell>
          <table:table-cell office:value-type="string" calcext:value-type="string">
            <text:p>cls</text:p>
          </table:table-cell>
          <table:table-cell table:style-name="ce3" office:value-type="string" calcext:value-type="string">
            <text:p>Tipos de insumos</text:p>
          </table:table-cell>
          <table:table-cell/>
          <table:table-cell table:formula="of:=[.B5]&amp;[.H$1]" office:value-type="string" office:string-value="tidx" calcext:value-type="string">
            <text:p>tidx</text:p>
          </table:table-cell>
          <table:table-cell table:formula="of:=[.B5]&amp;[.I$1]" office:value-type="string" office:string-value="tname" calcext:value-type="string">
            <text:p>tname</text:p>
          </table:table-cell>
          <table:table-cell table:formula="of:=&quot;`&quot;&amp;[.C5]&amp;&quot;` ( `&quot;&amp;[.H5]&amp;&quot;` )&quot;" office:value-type="string" office:string-value="`suppcls` ( `tidx` )" calcext:value-type="string">
            <text:p>`suppcls` ( `tidx` )</text:p>
          </table:table-cell>
        </table:table-row>
        <table:table-row table:style-name="ro1">
          <table:table-cell table:formula="of:=COUNTIF([.$B$2:.$B$104];[.B6]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1" table:formula="of:=[.D6]&amp;[.E6]" office:value-type="string" office:string-value="budgets" calcext:value-type="string">
            <text:p>budgets</text:p>
          </table:table-cell>
          <table:table-cell table:style-name="ce3" office:value-type="string" calcext:value-type="string">
            <text:p>budgets</text:p>
          </table:table-cell>
          <table:table-cell/>
          <table:table-cell table:style-name="ce3" office:value-type="string" calcext:value-type="string">
            <text:p>Presupuestos</text:p>
          </table:table-cell>
          <table:table-cell/>
          <table:table-cell table:formula="of:=[.B6]&amp;[.H$1]" office:value-type="string" office:string-value="bidx" calcext:value-type="string">
            <text:p>bidx</text:p>
          </table:table-cell>
          <table:table-cell table:formula="of:=[.B6]&amp;[.I$1]" office:value-type="string" office:string-value="bname" calcext:value-type="string">
            <text:p>bname</text:p>
          </table:table-cell>
          <table:table-cell table:formula="of:=&quot;`&quot;&amp;[.C6]&amp;&quot;` ( `&quot;&amp;[.H6]&amp;&quot;` )&quot;" office:value-type="string" office:string-value="`budgets` ( `bidx` )" calcext:value-type="string">
            <text:p>`budgets` ( `bidx` )</text:p>
          </table:table-cell>
        </table:table-row>
        <table:table-row table:style-name="ro1">
          <table:table-cell table:formula="of:=COUNTIF([.$B$2:.$B$104];[.B7])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" table:formula="of:=[.D7]&amp;[.E7]" office:value-type="string" office:string-value="uoms" calcext:value-type="string">
            <text:p>uoms</text:p>
          </table:table-cell>
          <table:table-cell office:value-type="string" calcext:value-type="string">
            <text:p>uoms</text:p>
          </table:table-cell>
          <table:table-cell/>
          <table:table-cell office:value-type="string" calcext:value-type="string">
            <text:p>Unidades de medida</text:p>
          </table:table-cell>
          <table:table-cell/>
          <table:table-cell table:formula="of:=[.B7]&amp;[.H$1]" office:value-type="string" office:string-value="uidx" calcext:value-type="string">
            <text:p>uidx</text:p>
          </table:table-cell>
          <table:table-cell table:formula="of:=[.B7]&amp;[.I$1]" office:value-type="string" office:string-value="uname" calcext:value-type="string">
            <text:p>uname</text:p>
          </table:table-cell>
          <table:table-cell table:formula="of:=&quot;`&quot;&amp;[.C7]&amp;&quot;` ( `&quot;&amp;[.H7]&amp;&quot;` )&quot;" office:value-type="string" office:string-value="`uoms` ( `uidx` )" calcext:value-type="string">
            <text:p>`uoms` ( `uidx` )</text:p>
          </table:table-cell>
        </table:table-row>
        <table:table-row table:style-name="ro1">
          <table:table-cell table:formula="of:=COUNTIF([.$B$2:.$B$104];[.B8])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" table:formula="of:=[.D8]&amp;[.E8]" office:value-type="string" office:string-value="boms" calcext:value-type="string">
            <text:p>boms</text:p>
          </table:table-cell>
          <table:table-cell office:value-type="string" calcext:value-type="string">
            <text:p>boms</text:p>
          </table:table-cell>
          <table:table-cell/>
          <table:table-cell office:value-type="string" calcext:value-type="string">
            <text:p>Lista de materiales</text:p>
          </table:table-cell>
          <table:table-cell/>
          <table:table-cell table:formula="of:=[.B8]&amp;[.H$1]" office:value-type="string" office:string-value="midx" calcext:value-type="string">
            <text:p>midx</text:p>
          </table:table-cell>
          <table:table-cell table:formula="of:=[.B8]&amp;[.I$1]" office:value-type="string" office:string-value="mname" calcext:value-type="string">
            <text:p>mname</text:p>
          </table:table-cell>
          <table:table-cell table:formula="of:=&quot;`&quot;&amp;[.C8]&amp;&quot;` ( `&quot;&amp;[.H8]&amp;&quot;` )&quot;" office:value-type="string" office:string-value="`boms` ( `midx` )" calcext:value-type="string">
            <text:p>`boms` ( `midx` )</text:p>
          </table:table-cell>
        </table:table-row>
        <table:table-row table:style-name="ro1">
          <table:table-cell table:formula="of:=COUNTIF([.$B$2:.$B$104];[.B9]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 table:formula="of:=[.D9]&amp;[.E9]" office:value-type="string" office:string-value="status" calcext:value-type="string">
            <text:p>status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Estados de los presupuestos</text:p>
          </table:table-cell>
          <table:table-cell/>
          <table:table-cell table:formula="of:=[.B9]&amp;[.H$1]" office:value-type="string" office:string-value="aidx" calcext:value-type="string">
            <text:p>aidx</text:p>
          </table:table-cell>
          <table:table-cell table:formula="of:=[.B9]&amp;[.I$1]" office:value-type="string" office:string-value="aname" calcext:value-type="string">
            <text:p>aname</text:p>
          </table:table-cell>
          <table:table-cell table:formula="of:=&quot;`&quot;&amp;[.C9]&amp;&quot;` ( `&quot;&amp;[.H9]&amp;&quot;` )&quot;" office:value-type="string" office:string-value="`status` ( `aidx` )" calcext:value-type="string">
            <text:p>`status` ( `aidx` )</text:p>
          </table:table-cell>
        </table:table-row>
        <table:table-row table:style-name="ro1">
          <table:table-cell table:formula="of:=COUNTIF([.$B$2:.$B$104];[.B10])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formula="of:=[.D10]&amp;[.E10]" office:value-type="string" office:string-value="contractors" calcext:value-type="string">
            <text:p>contractors</text:p>
          </table:table-cell>
          <table:table-cell office:value-type="string" calcext:value-type="string">
            <text:p>contractors</text:p>
          </table:table-cell>
          <table:table-cell/>
          <table:table-cell office:value-type="string" calcext:value-type="string">
            <text:p>Contratista</text:p>
          </table:table-cell>
          <table:table-cell/>
          <table:table-cell table:formula="of:=[.B10]&amp;[.H$1]" office:value-type="string" office:string-value="ridx" calcext:value-type="string">
            <text:p>ridx</text:p>
          </table:table-cell>
          <table:table-cell table:formula="of:=[.B10]&amp;[.I$1]" office:value-type="string" office:string-value="rname" calcext:value-type="string">
            <text:p>rname</text:p>
          </table:table-cell>
          <table:table-cell table:formula="of:=&quot;`&quot;&amp;[.C10]&amp;&quot;` ( `&quot;&amp;[.H10]&amp;&quot;` )&quot;" office:value-type="string" office:string-value="`contractors` ( `ridx` )" calcext:value-type="string">
            <text:p>`contractors` ( `ridx` )</text:p>
          </table:table-cell>
        </table:table-row>
        <table:table-row table:style-name="ro1">
          <table:table-cell table:formula="of:=COUNTIF([.$B$2:.$B$104];[.B11])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[.D11]&amp;[.E11]" office:value-type="string" office:string-value="divisions" calcext:value-type="string">
            <text:p>divisions</text:p>
          </table:table-cell>
          <table:table-cell table:style-name="ce5" office:value-type="string" calcext:value-type="string">
            <text:p>divisions</text:p>
          </table:table-cell>
          <table:table-cell/>
          <table:table-cell office:value-type="string" calcext:value-type="string">
            <text:p>Division (electrico, mecanico, estructuras)</text:p>
          </table:table-cell>
          <table:table-cell/>
          <table:table-cell table:formula="of:=[.B11]&amp;[.H$1]" office:value-type="string" office:string-value="didx" calcext:value-type="string">
            <text:p>didx</text:p>
          </table:table-cell>
          <table:table-cell table:formula="of:=[.B11]&amp;[.I$1]" office:value-type="string" office:string-value="dname" calcext:value-type="string">
            <text:p>dname</text:p>
          </table:table-cell>
          <table:table-cell table:formula="of:=&quot;`&quot;&amp;[.C11]&amp;&quot;` ( `&quot;&amp;[.H11]&amp;&quot;` )&quot;" office:value-type="string" office:string-value="`divisions` ( `didx` )" calcext:value-type="string">
            <text:p>`divisions` ( `didx` )</text:p>
          </table:table-cell>
        </table:table-row>
        <table:table-row table:style-name="ro1">
          <table:table-cell table:formula="of:=COUNTIF([.$B$2:.$B$104];[.B12])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formula="of:=[.D12]&amp;[.E12]" office:value-type="string" office:string-value="groups" calcext:value-type="string">
            <text:p>groups</text:p>
          </table:table-cell>
          <table:table-cell table:style-name="ce5" office:value-type="string" calcext:value-type="string">
            <text:p>groups</text:p>
          </table:table-cell>
          <table:table-cell/>
          <table:table-cell office:value-type="string" calcext:value-type="string">
            <text:p>Grupo (cable, tuerca, poste)</text:p>
          </table:table-cell>
          <table:table-cell/>
          <table:table-cell table:formula="of:=[.B12]&amp;[.H$1]" office:value-type="string" office:string-value="gidx" calcext:value-type="string">
            <text:p>gidx</text:p>
          </table:table-cell>
          <table:table-cell table:formula="of:=[.B12]&amp;[.I$1]" office:value-type="string" office:string-value="gname" calcext:value-type="string">
            <text:p>gname</text:p>
          </table:table-cell>
          <table:table-cell table:formula="of:=&quot;`&quot;&amp;[.C12]&amp;&quot;` ( `&quot;&amp;[.H12]&amp;&quot;` )&quot;" office:value-type="string" office:string-value="`groups` ( `gidx` )" calcext:value-type="string">
            <text:p>`groups` ( `gidx` )</text:p>
          </table:table-cell>
        </table:table-row>
        <table:table-row table:style-name="ro1">
          <table:table-cell table:formula="of:=COUNTIF([.$B$2:.$B$104];[.B13]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formula="of:=[.D13]&amp;[.E13]" office:value-type="string" office:string-value="comps" calcext:value-type="string">
            <text:p>comps</text:p>
          </table:table-cell>
          <table:table-cell office:value-type="string" calcext:value-type="string">
            <text:p>comps</text:p>
          </table:table-cell>
          <table:table-cell/>
          <table:table-cell office:value-type="string" calcext:value-type="string">
            <text:p>Compuesto (acero, cobre, plástico)</text:p>
          </table:table-cell>
          <table:table-cell/>
          <table:table-cell table:formula="of:=[.B13]&amp;[.H$1]" office:value-type="string" office:string-value="pidx" calcext:value-type="string">
            <text:p>pidx</text:p>
          </table:table-cell>
          <table:table-cell table:formula="of:=[.B13]&amp;[.I$1]" office:value-type="string" office:string-value="pname" calcext:value-type="string">
            <text:p>pname</text:p>
          </table:table-cell>
          <table:table-cell table:formula="of:=&quot;`&quot;&amp;[.C13]&amp;&quot;` ( `&quot;&amp;[.H13]&amp;&quot;` )&quot;" office:value-type="string" office:string-value="`comps` ( `pidx` )" calcext:value-type="string">
            <text:p>`comps` ( `pidx` )</text:p>
          </table:table-cell>
        </table:table-row>
        <table:table-row table:style-name="ro1">
          <table:table-cell table:formula="of:=COUNTIF([.$B$2:.$B$104];[.B14])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formula="of:=[.D14]&amp;[.E14]" office:value-type="string" office:string-value="specs" calcext:value-type="string">
            <text:p>specs</text:p>
          </table:table-cell>
          <table:table-cell office:value-type="string" calcext:value-type="string">
            <text:p>specs</text:p>
          </table:table-cell>
          <table:table-cell/>
          <table:table-cell office:value-type="string" calcext:value-type="string">
            <text:p>Especificación</text:p>
          </table:table-cell>
          <table:table-cell/>
          <table:table-cell table:formula="of:=[.B14]&amp;[.H$1]" office:value-type="string" office:string-value="eidx" calcext:value-type="string">
            <text:p>eidx</text:p>
          </table:table-cell>
          <table:table-cell table:formula="of:=[.B14]&amp;[.I$1]" office:value-type="string" office:string-value="ename" calcext:value-type="string">
            <text:p>ename</text:p>
          </table:table-cell>
          <table:table-cell table:formula="of:=&quot;`&quot;&amp;[.C14]&amp;&quot;` ( `&quot;&amp;[.H14]&amp;&quot;` )&quot;" office:value-type="string" office:string-value="`specs` ( `eidx` )" calcext:value-type="string">
            <text:p>`specs` ( `eidx` )</text:p>
          </table:table-cell>
        </table:table-row>
        <table:table-row table:style-name="ro1">
          <table:table-cell table:formula="of:=COUNTIF([.$B$2:.$B$104];[.B15])" office:value-type="float" office:value="0" calcext:value-type="float">
            <text:p>0</text:p>
          </table:table-cell>
          <table:table-cell table:number-columns-repeated="6"/>
          <table:table-cell table:formula="of:=[.B15]&amp;[.H$1]" office:value-type="string" office:string-value="idx" calcext:value-type="string">
            <text:p>idx</text:p>
          </table:table-cell>
          <table:table-cell table:formula="of:=[.B15]&amp;[.I$1]" office:value-type="string" office:string-value="name" calcext:value-type="string">
            <text:p>name</text:p>
          </table:table-cell>
          <table:table-cell table:formula="of:=&quot;`&quot;&amp;[.C15]&amp;&quot;` ( `&quot;&amp;[.H15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16])" office:value-type="float" office:value="0" calcext:value-type="float">
            <text:p>0</text:p>
          </table:table-cell>
          <table:table-cell table:number-columns-repeated="6"/>
          <table:table-cell table:formula="of:=[.B16]&amp;[.H$1]" office:value-type="string" office:string-value="idx" calcext:value-type="string">
            <text:p>idx</text:p>
          </table:table-cell>
          <table:table-cell table:formula="of:=[.B16]&amp;[.I$1]" office:value-type="string" office:string-value="name" calcext:value-type="string">
            <text:p>name</text:p>
          </table:table-cell>
          <table:table-cell table:formula="of:=&quot;`&quot;&amp;[.C16]&amp;&quot;` ( `&quot;&amp;[.H16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17])" office:value-type="float" office:value="0" calcext:value-type="float">
            <text:p>0</text:p>
          </table:table-cell>
          <table:table-cell table:number-columns-repeated="6"/>
          <table:table-cell table:formula="of:=[.B17]&amp;[.H$1]" office:value-type="string" office:string-value="idx" calcext:value-type="string">
            <text:p>idx</text:p>
          </table:table-cell>
          <table:table-cell table:formula="of:=[.B17]&amp;[.I$1]" office:value-type="string" office:string-value="name" calcext:value-type="string">
            <text:p>name</text:p>
          </table:table-cell>
          <table:table-cell table:formula="of:=&quot;`&quot;&amp;[.C17]&amp;&quot;` ( `&quot;&amp;[.H17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18])" office:value-type="float" office:value="0" calcext:value-type="float">
            <text:p>0</text:p>
          </table:table-cell>
          <table:table-cell table:number-columns-repeated="6"/>
          <table:table-cell table:formula="of:=[.B18]&amp;[.H$1]" office:value-type="string" office:string-value="idx" calcext:value-type="string">
            <text:p>idx</text:p>
          </table:table-cell>
          <table:table-cell table:formula="of:=[.B18]&amp;[.I$1]" office:value-type="string" office:string-value="name" calcext:value-type="string">
            <text:p>name</text:p>
          </table:table-cell>
          <table:table-cell table:formula="of:=&quot;`&quot;&amp;[.C18]&amp;&quot;` ( `&quot;&amp;[.H18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3];[.B19])" office:value-type="float" office:value="0" calcext:value-type="float">
            <text:p>0</text:p>
          </table:table-cell>
          <table:table-cell table:number-columns-repeated="6"/>
          <table:table-cell table:formula="of:=[.B19]&amp;[.H$1]" office:value-type="string" office:string-value="idx" calcext:value-type="string">
            <text:p>idx</text:p>
          </table:table-cell>
          <table:table-cell table:formula="of:=[.B19]&amp;[.I$1]" office:value-type="string" office:string-value="name" calcext:value-type="string">
            <text:p>name</text:p>
          </table:table-cell>
          <table:table-cell table:formula="of:=&quot;`&quot;&amp;[.C19]&amp;&quot;` ( `&quot;&amp;[.H19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2];[.B20])" office:value-type="float" office:value="0" calcext:value-type="float">
            <text:p>0</text:p>
          </table:table-cell>
          <table:table-cell table:number-columns-repeated="6"/>
          <table:table-cell table:formula="of:=[.B20]&amp;[.H$1]" office:value-type="string" office:string-value="idx" calcext:value-type="string">
            <text:p>idx</text:p>
          </table:table-cell>
          <table:table-cell table:formula="of:=[.B20]&amp;[.I$1]" office:value-type="string" office:string-value="name" calcext:value-type="string">
            <text:p>name</text:p>
          </table:table-cell>
          <table:table-cell table:formula="of:=&quot;`&quot;&amp;[.C20]&amp;&quot;` ( `&quot;&amp;[.H20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1])" office:value-type="float" office:value="0" calcext:value-type="float">
            <text:p>0</text:p>
          </table:table-cell>
          <table:table-cell table:number-columns-repeated="6"/>
          <table:table-cell table:formula="of:=[.B21]&amp;[.H$1]" office:value-type="string" office:string-value="idx" calcext:value-type="string">
            <text:p>idx</text:p>
          </table:table-cell>
          <table:table-cell table:formula="of:=[.B21]&amp;[.I$1]" office:value-type="string" office:string-value="name" calcext:value-type="string">
            <text:p>name</text:p>
          </table:table-cell>
          <table:table-cell table:formula="of:=&quot;`&quot;&amp;[.C21]&amp;&quot;` ( `&quot;&amp;[.H21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2])" office:value-type="float" office:value="0" calcext:value-type="float">
            <text:p>0</text:p>
          </table:table-cell>
          <table:table-cell table:number-columns-repeated="6"/>
          <table:table-cell table:formula="of:=[.B22]&amp;[.H$1]" office:value-type="string" office:string-value="idx" calcext:value-type="string">
            <text:p>idx</text:p>
          </table:table-cell>
          <table:table-cell table:formula="of:=[.B22]&amp;[.I$1]" office:value-type="string" office:string-value="name" calcext:value-type="string">
            <text:p>name</text:p>
          </table:table-cell>
          <table:table-cell table:formula="of:=&quot;`&quot;&amp;[.C22]&amp;&quot;` ( `&quot;&amp;[.H22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3])" office:value-type="float" office:value="0" calcext:value-type="float">
            <text:p>0</text:p>
          </table:table-cell>
          <table:table-cell/>
          <table:table-cell table:formula="of:=[.D23]&amp;[.E23]">
            <text:p/>
          </table:table-cell>
          <table:table-cell table:number-columns-repeated="4"/>
          <table:table-cell table:formula="of:=[.B23]&amp;[.H$1]" office:value-type="string" office:string-value="idx" calcext:value-type="string">
            <text:p>idx</text:p>
          </table:table-cell>
          <table:table-cell table:formula="of:=[.B23]&amp;[.I$1]" office:value-type="string" office:string-value="name" calcext:value-type="string">
            <text:p>name</text:p>
          </table:table-cell>
          <table:table-cell table:formula="of:=&quot;`&quot;&amp;[.C23]&amp;&quot;` ( `&quot;&amp;[.H23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4])" office:value-type="float" office:value="0" calcext:value-type="float">
            <text:p>0</text:p>
          </table:table-cell>
          <table:table-cell/>
          <table:table-cell table:formula="of:=[.D24]&amp;[.E24]">
            <text:p/>
          </table:table-cell>
          <table:table-cell table:number-columns-repeated="4"/>
          <table:table-cell table:formula="of:=[.B24]&amp;[.H$1]" office:value-type="string" office:string-value="idx" calcext:value-type="string">
            <text:p>idx</text:p>
          </table:table-cell>
          <table:table-cell table:formula="of:=[.B24]&amp;[.I$1]" office:value-type="string" office:string-value="name" calcext:value-type="string">
            <text:p>name</text:p>
          </table:table-cell>
          <table:table-cell table:formula="of:=&quot;`&quot;&amp;[.C24]&amp;&quot;` ( `&quot;&amp;[.H24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5])" office:value-type="float" office:value="0" calcext:value-type="float">
            <text:p>0</text:p>
          </table:table-cell>
          <table:table-cell/>
          <table:table-cell table:formula="of:=[.D25]&amp;[.E25]">
            <text:p/>
          </table:table-cell>
          <table:table-cell table:number-columns-repeated="4"/>
          <table:table-cell table:formula="of:=[.B25]&amp;[.H$1]" office:value-type="string" office:string-value="idx" calcext:value-type="string">
            <text:p>idx</text:p>
          </table:table-cell>
          <table:table-cell table:formula="of:=[.B25]&amp;[.I$1]" office:value-type="string" office:string-value="name" calcext:value-type="string">
            <text:p>name</text:p>
          </table:table-cell>
          <table:table-cell table:formula="of:=&quot;`&quot;&amp;[.C25]&amp;&quot;` ( `&quot;&amp;[.H25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6])" office:value-type="float" office:value="0" calcext:value-type="float">
            <text:p>0</text:p>
          </table:table-cell>
          <table:table-cell/>
          <table:table-cell table:formula="of:=[.D26]&amp;[.E26]">
            <text:p/>
          </table:table-cell>
          <table:table-cell table:number-columns-repeated="4"/>
          <table:table-cell table:formula="of:=[.B26]&amp;[.H$1]" office:value-type="string" office:string-value="idx" calcext:value-type="string">
            <text:p>idx</text:p>
          </table:table-cell>
          <table:table-cell table:formula="of:=[.B26]&amp;[.I$1]" office:value-type="string" office:string-value="name" calcext:value-type="string">
            <text:p>name</text:p>
          </table:table-cell>
          <table:table-cell table:formula="of:=&quot;`&quot;&amp;[.C26]&amp;&quot;` ( `&quot;&amp;[.H26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7])" office:value-type="float" office:value="0" calcext:value-type="float">
            <text:p>0</text:p>
          </table:table-cell>
          <table:table-cell/>
          <table:table-cell table:formula="of:=[.D27]&amp;[.E27]">
            <text:p/>
          </table:table-cell>
          <table:table-cell table:number-columns-repeated="4"/>
          <table:table-cell table:formula="of:=[.B27]&amp;[.H$1]" office:value-type="string" office:string-value="idx" calcext:value-type="string">
            <text:p>idx</text:p>
          </table:table-cell>
          <table:table-cell table:formula="of:=[.B27]&amp;[.I$1]" office:value-type="string" office:string-value="name" calcext:value-type="string">
            <text:p>name</text:p>
          </table:table-cell>
          <table:table-cell table:formula="of:=&quot;`&quot;&amp;[.C27]&amp;&quot;` ( `&quot;&amp;[.H27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28])" office:value-type="float" office:value="0" calcext:value-type="float">
            <text:p>0</text:p>
          </table:table-cell>
          <table:table-cell/>
          <table:table-cell table:formula="of:=[.D28]&amp;[.E28]">
            <text:p/>
          </table:table-cell>
          <table:table-cell table:number-columns-repeated="4"/>
          <table:table-cell table:formula="of:=[.B28]&amp;[.H$1]" office:value-type="string" office:string-value="idx" calcext:value-type="string">
            <text:p>idx</text:p>
          </table:table-cell>
          <table:table-cell table:formula="of:=[.B28]&amp;[.I$1]" office:value-type="string" office:string-value="name" calcext:value-type="string">
            <text:p>name</text:p>
          </table:table-cell>
          <table:table-cell table:formula="of:=&quot;`&quot;&amp;[.C28]&amp;&quot;` ( `&quot;&amp;[.H28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0];[.B29])" office:value-type="float" office:value="0" calcext:value-type="float">
            <text:p>0</text:p>
          </table:table-cell>
          <table:table-cell/>
          <table:table-cell table:formula="of:=[.D29]&amp;[.E29]">
            <text:p/>
          </table:table-cell>
          <table:table-cell table:number-columns-repeated="4"/>
          <table:table-cell table:formula="of:=[.B29]&amp;[.H$1]" office:value-type="string" office:string-value="idx" calcext:value-type="string">
            <text:p>idx</text:p>
          </table:table-cell>
          <table:table-cell table:formula="of:=[.B29]&amp;[.I$1]" office:value-type="string" office:string-value="name" calcext:value-type="string">
            <text:p>name</text:p>
          </table:table-cell>
          <table:table-cell table:formula="of:=&quot;`&quot;&amp;[.C29]&amp;&quot;` ( `&quot;&amp;[.H29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0])" office:value-type="float" office:value="0" calcext:value-type="float">
            <text:p>0</text:p>
          </table:table-cell>
          <table:table-cell/>
          <table:table-cell table:formula="of:=[.D30]&amp;[.E30]">
            <text:p/>
          </table:table-cell>
          <table:table-cell table:number-columns-repeated="4"/>
          <table:table-cell table:formula="of:=[.B30]&amp;[.H$1]" office:value-type="string" office:string-value="idx" calcext:value-type="string">
            <text:p>idx</text:p>
          </table:table-cell>
          <table:table-cell table:formula="of:=[.B30]&amp;[.I$1]" office:value-type="string" office:string-value="name" calcext:value-type="string">
            <text:p>name</text:p>
          </table:table-cell>
          <table:table-cell table:formula="of:=&quot;`&quot;&amp;[.C30]&amp;&quot;` ( `&quot;&amp;[.H30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1])" office:value-type="float" office:value="0" calcext:value-type="float">
            <text:p>0</text:p>
          </table:table-cell>
          <table:table-cell/>
          <table:table-cell table:formula="of:=[.D31]&amp;[.E31]">
            <text:p/>
          </table:table-cell>
          <table:table-cell table:number-columns-repeated="4"/>
          <table:table-cell table:formula="of:=[.B31]&amp;[.H$1]" office:value-type="string" office:string-value="idx" calcext:value-type="string">
            <text:p>idx</text:p>
          </table:table-cell>
          <table:table-cell table:formula="of:=[.B31]&amp;[.I$1]" office:value-type="string" office:string-value="name" calcext:value-type="string">
            <text:p>name</text:p>
          </table:table-cell>
          <table:table-cell table:formula="of:=&quot;`&quot;&amp;[.C31]&amp;&quot;` ( `&quot;&amp;[.H31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2])" office:value-type="float" office:value="0" calcext:value-type="float">
            <text:p>0</text:p>
          </table:table-cell>
          <table:table-cell/>
          <table:table-cell table:formula="of:=[.D32]&amp;[.E32]">
            <text:p/>
          </table:table-cell>
          <table:table-cell table:number-columns-repeated="4"/>
          <table:table-cell table:formula="of:=[.B32]&amp;[.H$1]" office:value-type="string" office:string-value="idx" calcext:value-type="string">
            <text:p>idx</text:p>
          </table:table-cell>
          <table:table-cell table:formula="of:=[.B32]&amp;[.I$1]" office:value-type="string" office:string-value="name" calcext:value-type="string">
            <text:p>name</text:p>
          </table:table-cell>
          <table:table-cell table:formula="of:=&quot;`&quot;&amp;[.C32]&amp;&quot;` ( `&quot;&amp;[.H32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3])" office:value-type="float" office:value="0" calcext:value-type="float">
            <text:p>0</text:p>
          </table:table-cell>
          <table:table-cell/>
          <table:table-cell table:formula="of:=[.D33]&amp;[.E33]">
            <text:p/>
          </table:table-cell>
          <table:table-cell table:number-columns-repeated="4"/>
          <table:table-cell table:formula="of:=[.B33]&amp;[.H$1]" office:value-type="string" office:string-value="idx" calcext:value-type="string">
            <text:p>idx</text:p>
          </table:table-cell>
          <table:table-cell table:formula="of:=[.B33]&amp;[.I$1]" office:value-type="string" office:string-value="name" calcext:value-type="string">
            <text:p>name</text:p>
          </table:table-cell>
          <table:table-cell table:formula="of:=&quot;`&quot;&amp;[.C33]&amp;&quot;` ( `&quot;&amp;[.H33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4])" office:value-type="float" office:value="0" calcext:value-type="float">
            <text:p>0</text:p>
          </table:table-cell>
          <table:table-cell/>
          <table:table-cell table:formula="of:=[.D34]&amp;[.E34]">
            <text:p/>
          </table:table-cell>
          <table:table-cell table:number-columns-repeated="4"/>
          <table:table-cell table:formula="of:=[.B34]&amp;[.H$1]" office:value-type="string" office:string-value="idx" calcext:value-type="string">
            <text:p>idx</text:p>
          </table:table-cell>
          <table:table-cell table:formula="of:=[.B34]&amp;[.I$1]" office:value-type="string" office:string-value="name" calcext:value-type="string">
            <text:p>name</text:p>
          </table:table-cell>
          <table:table-cell table:formula="of:=&quot;`&quot;&amp;[.C34]&amp;&quot;` ( `&quot;&amp;[.H34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0];[.B35])" office:value-type="float" office:value="0" calcext:value-type="float">
            <text:p>0</text:p>
          </table:table-cell>
          <table:table-cell/>
          <table:table-cell table:formula="of:=[.D35]&amp;[.E35]">
            <text:p/>
          </table:table-cell>
          <table:table-cell table:number-columns-repeated="4"/>
          <table:table-cell table:formula="of:=[.B35]&amp;[.H$1]" office:value-type="string" office:string-value="idx" calcext:value-type="string">
            <text:p>idx</text:p>
          </table:table-cell>
          <table:table-cell table:formula="of:=[.B35]&amp;[.I$1]" office:value-type="string" office:string-value="name" calcext:value-type="string">
            <text:p>name</text:p>
          </table:table-cell>
          <table:table-cell table:formula="of:=&quot;`&quot;&amp;[.C35]&amp;&quot;` ( `&quot;&amp;[.H35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6])" office:value-type="float" office:value="0" calcext:value-type="float">
            <text:p>0</text:p>
          </table:table-cell>
          <table:table-cell/>
          <table:table-cell table:formula="of:=[.D36]&amp;[.E36]">
            <text:p/>
          </table:table-cell>
          <table:table-cell table:number-columns-repeated="4"/>
          <table:table-cell table:formula="of:=[.B36]&amp;[.H$1]" office:value-type="string" office:string-value="idx" calcext:value-type="string">
            <text:p>idx</text:p>
          </table:table-cell>
          <table:table-cell table:formula="of:=[.B36]&amp;[.I$1]" office:value-type="string" office:string-value="name" calcext:value-type="string">
            <text:p>name</text:p>
          </table:table-cell>
          <table:table-cell table:formula="of:=&quot;`&quot;&amp;[.C36]&amp;&quot;` ( `&quot;&amp;[.H36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7])" office:value-type="float" office:value="0" calcext:value-type="float">
            <text:p>0</text:p>
          </table:table-cell>
          <table:table-cell/>
          <table:table-cell table:formula="of:=[.D37]&amp;[.E37]">
            <text:p/>
          </table:table-cell>
          <table:table-cell table:number-columns-repeated="4"/>
          <table:table-cell table:formula="of:=[.B37]&amp;[.H$1]" office:value-type="string" office:string-value="idx" calcext:value-type="string">
            <text:p>idx</text:p>
          </table:table-cell>
          <table:table-cell table:formula="of:=[.B37]&amp;[.I$1]" office:value-type="string" office:string-value="name" calcext:value-type="string">
            <text:p>name</text:p>
          </table:table-cell>
          <table:table-cell table:formula="of:=&quot;`&quot;&amp;[.C37]&amp;&quot;` ( `&quot;&amp;[.H37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8])" office:value-type="float" office:value="0" calcext:value-type="float">
            <text:p>0</text:p>
          </table:table-cell>
          <table:table-cell/>
          <table:table-cell table:formula="of:=[.D38]&amp;[.E38]">
            <text:p/>
          </table:table-cell>
          <table:table-cell table:number-columns-repeated="4"/>
          <table:table-cell table:formula="of:=[.B38]&amp;[.H$1]" office:value-type="string" office:string-value="idx" calcext:value-type="string">
            <text:p>idx</text:p>
          </table:table-cell>
          <table:table-cell table:formula="of:=[.B38]&amp;[.I$1]" office:value-type="string" office:string-value="name" calcext:value-type="string">
            <text:p>name</text:p>
          </table:table-cell>
          <table:table-cell table:formula="of:=&quot;`&quot;&amp;[.C38]&amp;&quot;` ( `&quot;&amp;[.H38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39])" office:value-type="float" office:value="0" calcext:value-type="float">
            <text:p>0</text:p>
          </table:table-cell>
          <table:table-cell/>
          <table:table-cell table:formula="of:=[.D39]&amp;[.E39]">
            <text:p/>
          </table:table-cell>
          <table:table-cell table:number-columns-repeated="4"/>
          <table:table-cell table:formula="of:=[.B39]&amp;[.H$1]" office:value-type="string" office:string-value="idx" calcext:value-type="string">
            <text:p>idx</text:p>
          </table:table-cell>
          <table:table-cell table:formula="of:=[.B39]&amp;[.I$1]" office:value-type="string" office:string-value="name" calcext:value-type="string">
            <text:p>name</text:p>
          </table:table-cell>
          <table:table-cell table:formula="of:=&quot;`&quot;&amp;[.C39]&amp;&quot;` ( `&quot;&amp;[.H39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0])" office:value-type="float" office:value="0" calcext:value-type="float">
            <text:p>0</text:p>
          </table:table-cell>
          <table:table-cell/>
          <table:table-cell table:formula="of:=[.D40]&amp;[.E40]">
            <text:p/>
          </table:table-cell>
          <table:table-cell table:number-columns-repeated="4"/>
          <table:table-cell table:formula="of:=[.B40]&amp;[.H$1]" office:value-type="string" office:string-value="idx" calcext:value-type="string">
            <text:p>idx</text:p>
          </table:table-cell>
          <table:table-cell table:formula="of:=[.B40]&amp;[.I$1]" office:value-type="string" office:string-value="name" calcext:value-type="string">
            <text:p>name</text:p>
          </table:table-cell>
          <table:table-cell table:formula="of:=&quot;`&quot;&amp;[.C40]&amp;&quot;` ( `&quot;&amp;[.H40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1])" office:value-type="float" office:value="0" calcext:value-type="float">
            <text:p>0</text:p>
          </table:table-cell>
          <table:table-cell/>
          <table:table-cell table:formula="of:=[.D41]&amp;[.E41]">
            <text:p/>
          </table:table-cell>
          <table:table-cell table:number-columns-repeated="4"/>
          <table:table-cell table:formula="of:=[.B41]&amp;[.H$1]" office:value-type="string" office:string-value="idx" calcext:value-type="string">
            <text:p>idx</text:p>
          </table:table-cell>
          <table:table-cell table:formula="of:=[.B41]&amp;[.I$1]" office:value-type="string" office:string-value="name" calcext:value-type="string">
            <text:p>name</text:p>
          </table:table-cell>
          <table:table-cell table:formula="of:=&quot;`&quot;&amp;[.C41]&amp;&quot;` ( `&quot;&amp;[.H41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2])" office:value-type="float" office:value="0" calcext:value-type="float">
            <text:p>0</text:p>
          </table:table-cell>
          <table:table-cell/>
          <table:table-cell table:formula="of:=[.D42]&amp;[.E42]">
            <text:p/>
          </table:table-cell>
          <table:table-cell table:number-columns-repeated="4"/>
          <table:table-cell table:formula="of:=[.B42]&amp;[.H$1]" office:value-type="string" office:string-value="idx" calcext:value-type="string">
            <text:p>idx</text:p>
          </table:table-cell>
          <table:table-cell table:formula="of:=[.B42]&amp;[.I$1]" office:value-type="string" office:string-value="name" calcext:value-type="string">
            <text:p>name</text:p>
          </table:table-cell>
          <table:table-cell table:formula="of:=&quot;`&quot;&amp;[.C42]&amp;&quot;` ( `&quot;&amp;[.H42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3])" office:value-type="float" office:value="0" calcext:value-type="float">
            <text:p>0</text:p>
          </table:table-cell>
          <table:table-cell/>
          <table:table-cell table:formula="of:=[.D43]&amp;[.E43]">
            <text:p/>
          </table:table-cell>
          <table:table-cell table:number-columns-repeated="4"/>
          <table:table-cell table:formula="of:=[.B43]&amp;[.H$1]" office:value-type="string" office:string-value="idx" calcext:value-type="string">
            <text:p>idx</text:p>
          </table:table-cell>
          <table:table-cell table:formula="of:=[.B43]&amp;[.I$1]" office:value-type="string" office:string-value="name" calcext:value-type="string">
            <text:p>name</text:p>
          </table:table-cell>
          <table:table-cell table:formula="of:=&quot;`&quot;&amp;[.C43]&amp;&quot;` ( `&quot;&amp;[.H43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4])" office:value-type="float" office:value="0" calcext:value-type="float">
            <text:p>0</text:p>
          </table:table-cell>
          <table:table-cell/>
          <table:table-cell table:formula="of:=[.D44]&amp;[.E44]">
            <text:p/>
          </table:table-cell>
          <table:table-cell table:number-columns-repeated="4"/>
          <table:table-cell table:formula="of:=[.B44]&amp;[.H$1]" office:value-type="string" office:string-value="idx" calcext:value-type="string">
            <text:p>idx</text:p>
          </table:table-cell>
          <table:table-cell table:formula="of:=[.B44]&amp;[.I$1]" office:value-type="string" office:string-value="name" calcext:value-type="string">
            <text:p>name</text:p>
          </table:table-cell>
          <table:table-cell table:formula="of:=&quot;`&quot;&amp;[.C44]&amp;&quot;` ( `&quot;&amp;[.H44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3];[.B45])" office:value-type="float" office:value="0" calcext:value-type="float">
            <text:p>0</text:p>
          </table:table-cell>
          <table:table-cell/>
          <table:table-cell table:formula="of:=[.D45]&amp;[.E45]">
            <text:p/>
          </table:table-cell>
          <table:table-cell table:number-columns-repeated="4"/>
          <table:table-cell table:formula="of:=[.B45]&amp;[.H$1]" office:value-type="string" office:string-value="idx" calcext:value-type="string">
            <text:p>idx</text:p>
          </table:table-cell>
          <table:table-cell table:formula="of:=[.B45]&amp;[.I$1]" office:value-type="string" office:string-value="name" calcext:value-type="string">
            <text:p>name</text:p>
          </table:table-cell>
          <table:table-cell table:formula="of:=&quot;`&quot;&amp;[.C45]&amp;&quot;` ( `&quot;&amp;[.H45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6])" office:value-type="float" office:value="0" calcext:value-type="float">
            <text:p>0</text:p>
          </table:table-cell>
          <table:table-cell/>
          <table:table-cell table:formula="of:=[.D46]&amp;[.E46]">
            <text:p/>
          </table:table-cell>
          <table:table-cell table:number-columns-repeated="4"/>
          <table:table-cell table:formula="of:=[.B46]&amp;[.H$1]" office:value-type="string" office:string-value="idx" calcext:value-type="string">
            <text:p>idx</text:p>
          </table:table-cell>
          <table:table-cell table:formula="of:=[.B46]&amp;[.I$1]" office:value-type="string" office:string-value="name" calcext:value-type="string">
            <text:p>name</text:p>
          </table:table-cell>
          <table:table-cell table:formula="of:=&quot;`&quot;&amp;[.C46]&amp;&quot;` ( `&quot;&amp;[.H46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7])" office:value-type="float" office:value="0" calcext:value-type="float">
            <text:p>0</text:p>
          </table:table-cell>
          <table:table-cell/>
          <table:table-cell table:formula="of:=[.D47]&amp;[.E47]">
            <text:p/>
          </table:table-cell>
          <table:table-cell table:number-columns-repeated="4"/>
          <table:table-cell table:formula="of:=[.B47]&amp;[.H$1]" office:value-type="string" office:string-value="idx" calcext:value-type="string">
            <text:p>idx</text:p>
          </table:table-cell>
          <table:table-cell table:formula="of:=[.B47]&amp;[.I$1]" office:value-type="string" office:string-value="name" calcext:value-type="string">
            <text:p>name</text:p>
          </table:table-cell>
          <table:table-cell table:formula="of:=&quot;`&quot;&amp;[.C47]&amp;&quot;` ( `&quot;&amp;[.H47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8])" office:value-type="float" office:value="0" calcext:value-type="float">
            <text:p>0</text:p>
          </table:table-cell>
          <table:table-cell/>
          <table:table-cell table:formula="of:=[.D48]&amp;[.E48]">
            <text:p/>
          </table:table-cell>
          <table:table-cell table:number-columns-repeated="4"/>
          <table:table-cell table:formula="of:=[.B48]&amp;[.H$1]" office:value-type="string" office:string-value="idx" calcext:value-type="string">
            <text:p>idx</text:p>
          </table:table-cell>
          <table:table-cell table:formula="of:=[.B48]&amp;[.I$1]" office:value-type="string" office:string-value="name" calcext:value-type="string">
            <text:p>name</text:p>
          </table:table-cell>
          <table:table-cell table:formula="of:=&quot;`&quot;&amp;[.C48]&amp;&quot;` ( `&quot;&amp;[.H48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49])" office:value-type="float" office:value="0" calcext:value-type="float">
            <text:p>0</text:p>
          </table:table-cell>
          <table:table-cell/>
          <table:table-cell table:formula="of:=[.D49]&amp;[.E49]">
            <text:p/>
          </table:table-cell>
          <table:table-cell table:number-columns-repeated="4"/>
          <table:table-cell table:formula="of:=[.B49]&amp;[.H$1]" office:value-type="string" office:string-value="idx" calcext:value-type="string">
            <text:p>idx</text:p>
          </table:table-cell>
          <table:table-cell table:formula="of:=[.B49]&amp;[.I$1]" office:value-type="string" office:string-value="name" calcext:value-type="string">
            <text:p>name</text:p>
          </table:table-cell>
          <table:table-cell table:formula="of:=&quot;`&quot;&amp;[.C49]&amp;&quot;` ( `&quot;&amp;[.H49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0])" office:value-type="float" office:value="0" calcext:value-type="float">
            <text:p>0</text:p>
          </table:table-cell>
          <table:table-cell/>
          <table:table-cell table:formula="of:=[.D50]&amp;[.E50]">
            <text:p/>
          </table:table-cell>
          <table:table-cell table:number-columns-repeated="4"/>
          <table:table-cell table:formula="of:=[.B50]&amp;[.H$1]" office:value-type="string" office:string-value="idx" calcext:value-type="string">
            <text:p>idx</text:p>
          </table:table-cell>
          <table:table-cell table:formula="of:=[.B50]&amp;[.I$1]" office:value-type="string" office:string-value="name" calcext:value-type="string">
            <text:p>name</text:p>
          </table:table-cell>
          <table:table-cell table:formula="of:=&quot;`&quot;&amp;[.C50]&amp;&quot;` ( `&quot;&amp;[.H50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1])" office:value-type="float" office:value="0" calcext:value-type="float">
            <text:p>0</text:p>
          </table:table-cell>
          <table:table-cell/>
          <table:table-cell table:formula="of:=[.D51]&amp;[.E51]">
            <text:p/>
          </table:table-cell>
          <table:table-cell table:number-columns-repeated="4"/>
          <table:table-cell table:formula="of:=[.B51]&amp;[.H$1]" office:value-type="string" office:string-value="idx" calcext:value-type="string">
            <text:p>idx</text:p>
          </table:table-cell>
          <table:table-cell table:formula="of:=[.B51]&amp;[.I$1]" office:value-type="string" office:string-value="name" calcext:value-type="string">
            <text:p>name</text:p>
          </table:table-cell>
          <table:table-cell table:formula="of:=&quot;`&quot;&amp;[.C51]&amp;&quot;` ( `&quot;&amp;[.H51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2])" office:value-type="float" office:value="0" calcext:value-type="float">
            <text:p>0</text:p>
          </table:table-cell>
          <table:table-cell/>
          <table:table-cell table:formula="of:=[.D52]&amp;[.E52]">
            <text:p/>
          </table:table-cell>
          <table:table-cell table:number-columns-repeated="4"/>
          <table:table-cell table:formula="of:=[.B52]&amp;[.H$1]" office:value-type="string" office:string-value="idx" calcext:value-type="string">
            <text:p>idx</text:p>
          </table:table-cell>
          <table:table-cell table:formula="of:=[.B52]&amp;[.I$1]" office:value-type="string" office:string-value="name" calcext:value-type="string">
            <text:p>name</text:p>
          </table:table-cell>
          <table:table-cell table:formula="of:=&quot;`&quot;&amp;[.C52]&amp;&quot;` ( `&quot;&amp;[.H52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3])" office:value-type="float" office:value="0" calcext:value-type="float">
            <text:p>0</text:p>
          </table:table-cell>
          <table:table-cell/>
          <table:table-cell table:formula="of:=[.D53]&amp;[.E53]">
            <text:p/>
          </table:table-cell>
          <table:table-cell table:number-columns-repeated="4"/>
          <table:table-cell table:formula="of:=[.B53]&amp;[.H$1]" office:value-type="string" office:string-value="idx" calcext:value-type="string">
            <text:p>idx</text:p>
          </table:table-cell>
          <table:table-cell table:formula="of:=[.B53]&amp;[.I$1]" office:value-type="string" office:string-value="name" calcext:value-type="string">
            <text:p>name</text:p>
          </table:table-cell>
          <table:table-cell table:formula="of:=&quot;`&quot;&amp;[.C53]&amp;&quot;` ( `&quot;&amp;[.H53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4])" office:value-type="float" office:value="0" calcext:value-type="float">
            <text:p>0</text:p>
          </table:table-cell>
          <table:table-cell/>
          <table:table-cell table:formula="of:=[.D54]&amp;[.E54]">
            <text:p/>
          </table:table-cell>
          <table:table-cell table:number-columns-repeated="4"/>
          <table:table-cell table:formula="of:=[.B54]&amp;[.H$1]" office:value-type="string" office:string-value="idx" calcext:value-type="string">
            <text:p>idx</text:p>
          </table:table-cell>
          <table:table-cell table:formula="of:=[.B54]&amp;[.I$1]" office:value-type="string" office:string-value="name" calcext:value-type="string">
            <text:p>name</text:p>
          </table:table-cell>
          <table:table-cell table:formula="of:=&quot;`&quot;&amp;[.C54]&amp;&quot;` ( `&quot;&amp;[.H54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5])" office:value-type="float" office:value="0" calcext:value-type="float">
            <text:p>0</text:p>
          </table:table-cell>
          <table:table-cell/>
          <table:table-cell table:formula="of:=[.D55]&amp;[.E55]">
            <text:p/>
          </table:table-cell>
          <table:table-cell table:number-columns-repeated="4"/>
          <table:table-cell table:formula="of:=[.B55]&amp;[.H$1]" office:value-type="string" office:string-value="idx" calcext:value-type="string">
            <text:p>idx</text:p>
          </table:table-cell>
          <table:table-cell table:formula="of:=[.B55]&amp;[.I$1]" office:value-type="string" office:string-value="name" calcext:value-type="string">
            <text:p>name</text:p>
          </table:table-cell>
          <table:table-cell table:formula="of:=&quot;`&quot;&amp;[.C55]&amp;&quot;` ( `&quot;&amp;[.H55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6])" office:value-type="float" office:value="0" calcext:value-type="float">
            <text:p>0</text:p>
          </table:table-cell>
          <table:table-cell/>
          <table:table-cell table:formula="of:=[.D56]&amp;[.E56]">
            <text:p/>
          </table:table-cell>
          <table:table-cell table:number-columns-repeated="4"/>
          <table:table-cell table:formula="of:=[.B56]&amp;[.H$1]" office:value-type="string" office:string-value="idx" calcext:value-type="string">
            <text:p>idx</text:p>
          </table:table-cell>
          <table:table-cell table:formula="of:=[.B56]&amp;[.I$1]" office:value-type="string" office:string-value="name" calcext:value-type="string">
            <text:p>name</text:p>
          </table:table-cell>
          <table:table-cell table:formula="of:=&quot;`&quot;&amp;[.C56]&amp;&quot;` ( `&quot;&amp;[.H56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7])" office:value-type="float" office:value="0" calcext:value-type="float">
            <text:p>0</text:p>
          </table:table-cell>
          <table:table-cell/>
          <table:table-cell table:formula="of:=[.D57]&amp;[.E57]">
            <text:p/>
          </table:table-cell>
          <table:table-cell table:number-columns-repeated="4"/>
          <table:table-cell table:formula="of:=[.B57]&amp;[.H$1]" office:value-type="string" office:string-value="idx" calcext:value-type="string">
            <text:p>idx</text:p>
          </table:table-cell>
          <table:table-cell table:formula="of:=[.B57]&amp;[.I$1]" office:value-type="string" office:string-value="name" calcext:value-type="string">
            <text:p>name</text:p>
          </table:table-cell>
          <table:table-cell table:formula="of:=&quot;`&quot;&amp;[.C57]&amp;&quot;` ( `&quot;&amp;[.H57]&amp;&quot;` )&quot;" office:value-type="string" office:string-value="`` ( `idx` )" calcext:value-type="string">
            <text:p>`` ( `idx` )</text:p>
          </table:table-cell>
        </table:table-row>
        <table:table-row table:style-name="ro1">
          <table:table-cell table:formula="of:=COUNTIF([.$B$2:.$B$104];[.B58])" office:value-type="float" office:value="0" calcext:value-type="float">
            <text:p>0</text:p>
          </table:table-cell>
          <table:table-cell/>
          <table:table-cell table:formula="of:=[.D58]&amp;[.E58]">
            <text:p/>
          </table:table-cell>
          <table:table-cell table:number-columns-repeated="4"/>
          <table:table-cell table:formula="of:=[.B58]&amp;[.H$1]" office:value-type="string" office:string-value="idx" calcext:value-type="string">
            <text:p>idx</text:p>
          </table:table-cell>
          <table:table-cell table:formula="of:=[.B58]&amp;[.I$1]" office:value-type="string" office:string-value="name" calcext:value-type="string">
            <text:p>name</text:p>
          </table:table-cell>
          <table:table-cell table:formula="of:=&quot;`&quot;&amp;[.C58]&amp;&quot;` ( `&quot;&amp;[.H58]&amp;&quot;` )&quot;" office:value-type="string" office:string-value="`` ( `idx` )" calcext:value-type="string">
            <text:p>`` ( `idx` )</text:p>
          </table:table-cell>
        </table:table-row>
      </table:table>
      <table:table table:name="Hoja2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26"/>
        <table:table-column table:style-name="co10" table:number-columns-repeated="3" table:default-cell-style-name="ce26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7" office:value-type="string" calcext:value-type="string">
            <text:p>file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ext</text:p>
          </table:table-cell>
          <table:table-cell table:style-name="ce27" office:value-type="string" calcext:value-type="string">
            <text:p>mime</text:p>
          </table:table-cell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maudio</text:p>
          </table:table-cell>
          <table:table-cell office:value-type="string" calcext:value-type="string">
            <text:p>s</text:p>
          </table:table-cell>
          <table:table-cell table:formula="of:=[.$B3]&amp;[.C$2]" office:value-type="string" office:string-value="sfile" calcext:value-type="string">
            <text:p>sfile</text:p>
          </table:table-cell>
          <table:table-cell table:formula="of:=[.$B3]&amp;[.D$2]" office:value-type="string" office:string-value="sdate" calcext:value-type="string">
            <text:p>sdate</text:p>
          </table:table-cell>
          <table:table-cell table:formula="of:=[.$B3]&amp;[.E$2]" office:value-type="string" office:string-value="sext" calcext:value-type="string">
            <text:p>sext</text:p>
          </table:table-cell>
          <table:table-cell table:formula="of:=[.$B3]&amp;[.F$2]" office:value-type="string" office:string-value="smime" calcext:value-type="string">
            <text:p>smime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doc</text:p>
          </table:table-cell>
          <table:table-cell office:value-type="string" calcext:value-type="string">
            <text:p>d</text:p>
          </table:table-cell>
          <table:table-cell table:formula="of:=[.$B4]&amp;[.C$2]" office:value-type="string" office:string-value="dfile" calcext:value-type="string">
            <text:p>dfile</text:p>
          </table:table-cell>
          <table:table-cell table:formula="of:=[.$B4]&amp;[.D$2]" office:value-type="string" office:string-value="ddate" calcext:value-type="string">
            <text:p>ddate</text:p>
          </table:table-cell>
          <table:table-cell table:formula="of:=[.$B4]&amp;[.E$2]" office:value-type="string" office:string-value="dext" calcext:value-type="string">
            <text:p>dext</text:p>
          </table:table-cell>
          <table:table-cell table:formula="of:=[.$B4]&amp;[.F$2]" office:value-type="string" office:string-value="dmime" calcext:value-type="string">
            <text:p>dmime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mvideo</text:p>
          </table:table-cell>
          <table:table-cell office:value-type="string" calcext:value-type="string">
            <text:p>v</text:p>
          </table:table-cell>
          <table:table-cell table:formula="of:=[.$B5]&amp;[.C$2]" office:value-type="string" office:string-value="vfile" calcext:value-type="string">
            <text:p>vfile</text:p>
          </table:table-cell>
          <table:table-cell table:formula="of:=[.$B5]&amp;[.D$2]" office:value-type="string" office:string-value="vdate" calcext:value-type="string">
            <text:p>vdate</text:p>
          </table:table-cell>
          <table:table-cell table:formula="of:=[.$B5]&amp;[.E$2]" office:value-type="string" office:string-value="vext" calcext:value-type="string">
            <text:p>vext</text:p>
          </table:table-cell>
          <table:table-cell table:formula="of:=[.$B5]&amp;[.F$2]" office:value-type="string" office:string-value="vmime" calcext:value-type="string">
            <text:p>vmime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photo</text:p>
          </table:table-cell>
          <table:table-cell office:value-type="string" calcext:value-type="string">
            <text:p>i</text:p>
          </table:table-cell>
          <table:table-cell table:formula="of:=[.$B6]&amp;[.C$2]" office:value-type="string" office:string-value="ifile" calcext:value-type="string">
            <text:p>ifile</text:p>
          </table:table-cell>
          <table:table-cell table:formula="of:=[.$B6]&amp;[.D$2]" office:value-type="string" office:string-value="idate" calcext:value-type="string">
            <text:p>idate</text:p>
          </table:table-cell>
          <table:table-cell table:formula="of:=[.$B6]&amp;[.E$2]" office:value-type="string" office:string-value="iext" calcext:value-type="string">
            <text:p>iext</text:p>
          </table:table-cell>
          <table:table-cell table:formula="of:=[.$B6]&amp;[.F$2]" office:value-type="string" office:string-value="imime" calcext:value-type="string">
            <text:p>imime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code</text:p>
          </table:table-cell>
          <table:table-cell office:value-type="string" calcext:value-type="string">
            <text:p>c</text:p>
          </table:table-cell>
          <table:table-cell table:formula="of:=[.$B7]&amp;[.C$2]" office:value-type="string" office:string-value="cfile" calcext:value-type="string">
            <text:p>cfile</text:p>
          </table:table-cell>
          <table:table-cell table:formula="of:=[.$B7]&amp;[.D$2]" office:value-type="string" office:string-value="cdate" calcext:value-type="string">
            <text:p>cdate</text:p>
          </table:table-cell>
          <table:table-cell table:formula="of:=[.$B7]&amp;[.E$2]" office:value-type="string" office:string-value="cext" calcext:value-type="string">
            <text:p>cext</text:p>
          </table:table-cell>
          <table:table-cell table:formula="of:=[.$B7]&amp;[.F$2]" office:value-type="string" office:string-value="cmime" calcext:value-type="string">
            <text:p>cmime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mtext</text:p>
          </table:table-cell>
          <table:table-cell office:value-type="string" calcext:value-type="string">
            <text:p>t</text:p>
          </table:table-cell>
          <table:table-cell table:formula="of:=[.$B8]&amp;[.C$2]" office:value-type="string" office:string-value="tfile" calcext:value-type="string">
            <text:p>tfile</text:p>
          </table:table-cell>
          <table:table-cell table:formula="of:=[.$B8]&amp;[.D$2]" office:value-type="string" office:string-value="tdate" calcext:value-type="string">
            <text:p>tdate</text:p>
          </table:table-cell>
          <table:table-cell table:formula="of:=[.$B8]&amp;[.E$2]" office:value-type="string" office:string-value="text" calcext:value-type="string">
            <text:p>text</text:p>
          </table:table-cell>
          <table:table-cell table:formula="of:=[.$B8]&amp;[.F$2]" office:value-type="string" office:string-value="tmime" calcext:value-type="string">
            <text:p>tmime</text:p>
          </table:table-cell>
          <table:table-cell table:number-columns-repeated="2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3" table:style-name="ta1">
        <table:table-column table:style-name="co14" table:default-cell-style-name="Default"/>
        <table:table-column table:style-name="co15" table:default-cell-style-name="ce26"/>
        <table:table-column table:style-name="co16" table:default-cell-style-name="ce34"/>
        <table:table-column table:style-name="co17" table:default-cell-style-name="ce26"/>
        <table:table-column table:style-name="co14" table:default-cell-style-name="Default"/>
        <table:table-column table:style-name="co18" table:default-cell-style-name="ce26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28" office:value-type="string" calcext:value-type="string" table:number-columns-spanned="2" table:number-rows-spanned="1">
            <text:p>mp3</text:p>
          </table:table-cell>
          <table:covered-table-cell/>
          <table:table-cell table:style-name="ce35" office:value-type="string" calcext:value-type="string" table:number-columns-spanned="2" table:number-rows-spanned="1">
            <text:p>ogg</text:p>
          </table:table-cell>
          <table:covered-table-cell/>
          <table:table-cell table:style-name="ce28" office:value-type="string" calcext:value-type="string" table:number-columns-spanned="2" table:number-rows-spanned="1">
            <text:p>epub</text:p>
          </table:table-cell>
          <table:covered-table-cell/>
          <table:table-cell/>
        </table:table-row>
        <table:table-row table:style-name="ro1">
          <table:table-cell table:style-name="ce24" office:value-type="string" calcext:value-type="string">
            <text:p>maudio</text:p>
          </table:table-cell>
          <table:table-cell table:style-name="Default"/>
          <table:table-cell/>
          <table:table-cell table:style-name="Default"/>
          <table:table-cell table:style-name="ce24" office:value-type="string" calcext:value-type="string">
            <text:p>maudio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PEGAudio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rbisVer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EGAudioVer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dioLay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udioLay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9" office:value-type="string" calcext:value-type="string">
            <text:p>AudioBitrate</text:p>
          </table:table-cell>
          <table:table-cell office:value-type="string" calcext:value-type="string">
            <text:p>122 kbps</text:p>
          </table:table-cell>
          <table:table-cell table:style-name="ce36" office:value-type="string" calcext:value-type="string">
            <text:p>NominalBitrate</text:p>
          </table:table-cell>
          <table:table-cell office:value-type="string" calcext:value-type="string">
            <text:p>192 kbps</text:p>
          </table:table-cell>
          <table:table-cell table:style-name="ce41" office:value-type="string" calcext:value-type="string">
            <text:p>AudioBitrate</text:p>
          </table:table-cell>
          <table:table-cell office:value-type="string" calcext:value-type="string">
            <text:p>122 kbps</text:p>
          </table:table-cell>
          <table:table-cell office:value-type="string" calcext:value-type="string">
            <text:p>bitr</text:p>
          </table:table-cell>
        </table:table-row>
        <table:table-row table:style-name="ro1">
          <table:table-cell table:style-name="ce24" office:value-type="string" calcext:value-type="string">
            <text:p>SampleRate</text:p>
          </table:table-cell>
          <table:table-cell office:value-type="float" office:value="44100" calcext:value-type="float">
            <text:p>44100</text:p>
          </table:table-cell>
          <table:table-cell table:style-name="ce37" table:formula="of:=[.A7]" office:value-type="string" office:string-value="SampleRate" calcext:value-type="string">
            <text:p>SampleRate</text:p>
          </table:table-cell>
          <table:table-cell office:value-type="float" office:value="44100" calcext:value-type="float">
            <text:p>44100</text:p>
          </table:table-cell>
          <table:table-cell table:style-name="ce25" office:value-type="string" calcext:value-type="string">
            <text:p>SampleRate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smp</text:p>
          </table:table-cell>
        </table:table-row>
        <table:table-row table:style-name="ro1">
          <table:table-cell table:style-name="ce30" office:value-type="string" calcext:value-type="string">
            <text:p>ChannelMode</text:p>
          </table:table-cell>
          <table:table-cell office:value-type="string" calcext:value-type="string">
            <text:p>Join Stereo</text:p>
          </table:table-cell>
          <table:table-cell table:style-name="ce38" office:value-type="string" calcext:value-type="string">
            <text:p>AudioChannels</text:p>
          </table:table-cell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ChannelMode</text:p>
          </table:table-cell>
          <table:table-cell office:value-type="string" calcext:value-type="string">
            <text:p>Join Stereo</text:p>
          </table:table-cell>
          <table:table-cell office:value-type="string" calcext:value-type="string">
            <text:p>chan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Title</text:p>
          </table:table-cell>
          <table:table-cell office:value-type="string" calcext:value-type="string">
            <text:p>Whisky sin soda</text:p>
          </table:table-cell>
          <table:table-cell table:style-name="ce37" table:formula="of:=[.A12]" office:value-type="string" office:string-value="Title" calcext:value-type="string">
            <text:p>Title</text:p>
          </table:table-cell>
          <table:table-cell office:value-type="string" calcext:value-type="string">
            <text:p>Lust for life</text:p>
          </table:table-cell>
          <table:table-cell table:style-name="ce25" office:value-type="string" calcext:value-type="string">
            <text:p>Title</text:p>
          </table:table-cell>
          <table:table-cell office:value-type="string" calcext:value-type="string">
            <text:p>Whisky sin soda</text:p>
          </table:table-cell>
          <table:table-cell/>
        </table:table-row>
        <table:table-row table:style-name="ro1">
          <table:table-cell table:style-name="ce24" office:value-type="string" calcext:value-type="string">
            <text:p>Artist</text:p>
          </table:table-cell>
          <table:table-cell office:value-type="string" calcext:value-type="string">
            <text:p>Joaquín Sabina</text:p>
          </table:table-cell>
          <table:table-cell table:style-name="ce37" table:formula="of:=[.A13]" office:value-type="string" office:string-value="Artist" calcext:value-type="string">
            <text:p>Artist</text:p>
          </table:table-cell>
          <table:table-cell office:value-type="string" calcext:value-type="string">
            <text:p>Iggy Pop</text:p>
          </table:table-cell>
          <table:table-cell table:style-name="ce25" office:value-type="string" calcext:value-type="string">
            <text:p>Artist</text:p>
          </table:table-cell>
          <table:table-cell office:value-type="string" calcext:value-type="string">
            <text:p>Joaquín Sabina</text:p>
          </table:table-cell>
          <table:table-cell/>
        </table:table-row>
        <table:table-row table:style-name="ro1">
          <table:table-cell table:style-name="ce31" office:value-type="string" calcext:value-type="string">
            <text:p>Band</text:p>
          </table:table-cell>
          <table:table-cell table:style-name="ce33" office:value-type="string" calcext:value-type="string">
            <text:p>Joaquín Sabina</text:p>
          </table:table-cell>
          <table:table-cell table:number-columns-repeated="2"/>
          <table:table-cell table:style-name="ce31" office:value-type="string" calcext:value-type="string">
            <text:p>Band</text:p>
          </table:table-cell>
          <table:table-cell table:style-name="ce33" office:value-type="string" calcext:value-type="string">
            <text:p>Joaquín Sabina</text:p>
          </table:table-cell>
          <table:table-cell/>
        </table:table-row>
        <table:table-row table:style-name="ro1">
          <table:table-cell table:style-name="ce24" office:value-type="string" calcext:value-type="string">
            <text:p>Album</text:p>
          </table:table-cell>
          <table:table-cell office:value-type="string" calcext:value-type="string">
            <text:p>Juez y parte</text:p>
          </table:table-cell>
          <table:table-cell table:style-name="ce37" table:formula="of:=[.A15]" office:value-type="string" office:string-value="Album" calcext:value-type="string">
            <text:p>Album</text:p>
          </table:table-cell>
          <table:table-cell office:value-type="string" calcext:value-type="string">
            <text:p>Trainsporting soundtrack</text:p>
          </table:table-cell>
          <table:table-cell table:style-name="ce25" office:value-type="string" calcext:value-type="string">
            <text:p>Album</text:p>
          </table:table-cell>
          <table:table-cell office:value-type="string" calcext:value-type="string">
            <text:p>Juez y parte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78" calcext:value-type="float">
            <text:p>1978</text:p>
          </table:table-cell>
          <table:table-cell table:style-name="ce36" office:value-type="string" calcext:value-type="string">
            <text:p>Date</text:p>
          </table:table-cell>
          <table:table-cell office:value-type="float" office:value="1996" calcext:value-type="float">
            <text:p>1996</text:p>
          </table:table-cell>
          <table:table-cell table:style-name="ce25" office:value-type="string" calcext:value-type="string">
            <text:p>Year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table:style-name="ce29" office:value-type="string" calcext:value-type="string">
            <text:p>Track</text:p>
          </table:table-cell>
          <table:table-cell office:value-type="string" calcext:value-type="string">
            <text:p>01</text:p>
          </table:table-cell>
          <table:table-cell table:style-name="ce36" office:value-type="string" calcext:value-type="string">
            <text:p>TrackNumber</text:p>
          </table:table-cell>
          <table:table-cell/>
          <table:table-cell table:style-name="ce41" office:value-type="string" calcext:value-type="string">
            <text:p>Track</text:p>
          </table:table-cell>
          <table:table-cell office:value-type="string" calcext:value-type="string">
            <text:p>01</text:p>
          </table:table-cell>
          <table:table-cell/>
        </table:table-row>
        <table:table-row table:style-name="ro1">
          <table:table-cell table:style-name="ce24" office:value-type="string" calcext:value-type="string">
            <text:p>Genre</text:p>
          </table:table-cell>
          <table:table-cell office:value-type="string" calcext:value-type="string">
            <text:p>Pop</text:p>
          </table:table-cell>
          <table:table-cell table:style-name="ce37" table:formula="of:=[.A18]" office:value-type="string" office:string-value="Genre" calcext:value-type="string">
            <text:p>Genre</text:p>
          </table:table-cell>
          <table:table-cell office:value-type="string" calcext:value-type="string">
            <text:p>Pop</text:p>
          </table:table-cell>
          <table:table-cell table:style-name="ce25" office:value-type="string" calcext:value-type="string">
            <text:p>Genre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table:style-name="ce32" office:value-type="string" calcext:value-type="string">
            <text:p>DateTimeOriginal</text:p>
          </table:table-cell>
          <table:table-cell table:style-name="ce33" office:value-type="float" office:value="1978" calcext:value-type="float">
            <text:p>1978</text:p>
          </table:table-cell>
          <table:table-cell table:style-name="ce39"/>
          <table:table-cell table:style-name="ce40"/>
          <table:table-cell table:style-name="ce32" office:value-type="string" calcext:value-type="string">
            <text:p>DateTimeOriginal</text:p>
          </table:table-cell>
          <table:table-cell table:style-name="ce33" office:value-type="float" office:value="1978" calcext:value-type="float">
            <text:p>1978</text:p>
          </table:table-cell>
          <table:table-cell/>
        </table:table-row>
        <table:table-row table:style-name="ro1">
          <table:table-cell table:style-name="ce24" office:value-type="string" calcext:value-type="string">
            <text:p>Duration</text:p>
          </table:table-cell>
          <table:table-cell office:value-type="string" calcext:value-type="string">
            <text:p>0:4:30 (aprox)</text:p>
          </table:table-cell>
          <table:table-cell table:style-name="ce37" table:formula="of:=[.A20]" office:value-type="string" office:string-value="Duration" calcext:value-type="string">
            <text:p>Duration</text:p>
          </table:table-cell>
          <table:table-cell office:value-type="string" calcext:value-type="string">
            <text:p>0:04:38 (aprox)</text:p>
          </table:table-cell>
          <table:table-cell table:style-name="ce24" office:value-type="string" calcext:value-type="string">
            <text:p>Duration</text:p>
          </table:table-cell>
          <table:table-cell office:value-type="string" calcext:value-type="string">
            <text:p>0:4:30 (aprox)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ables.A1:tables.J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5:51:55.7690630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5T16:05:40.820161340</dc:date>
    <meta:editing-duration>P6DT9H6S</meta:editing-duration>
    <meta:editing-cycles>283</meta:editing-cycles>
    <meta:generator>LibreOffice/6.3.6.2$Linux_X86_64 LibreOffice_project/30$Build-2</meta:generator>
    <meta:document-statistic meta:table-count="3" meta:cell-count="451" meta:object-count="0"/>
  </office:meta>
</office:document-meta>
</file>